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02b904" style:font-size-asian="12pt" style:font-size-complex="12pt"/>
    </style:style>
    <style:style style:name="P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0e1fb1" style:font-size-asian="12pt" style:font-size-complex="12pt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0ed2d1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paragraph-rsid="0002fea5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0a8e66" officeooo:paragraph-rsid="0009c2d4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officeooo:rsid="0017313d" officeooo:paragraph-rsid="0017313d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weight="bold" officeooo:paragraph-rsid="0002b904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weight="bold" officeooo:rsid="000a8e66" officeooo:paragraph-rsid="000e1fb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weight="bold" officeooo:paragraph-rsid="0002b90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weight="bold" officeooo:rsid="0007f7c3" officeooo:paragraph-rsid="0007f7c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weight="normal" officeooo:paragraph-rsid="000e1fb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weight="normal" officeooo:rsid="0007f7c3" officeooo:paragraph-rsid="0007f7c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style="normal" fo:font-weight="normal" officeooo:rsid="0009c0fa" officeooo:paragraph-rsid="0009c0f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font-style="normal" fo:font-weight="normal" officeooo:rsid="0007f7c3" officeooo:paragraph-rsid="0007f7c3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fo:font-weight="bold" officeooo:rsid="0002b904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weight-asian="normal" style:font-name-complex="Times New Roman1" style:font-weight-complex="normal"/>
    </style:style>
    <style:style style:name="T4" style:family="text">
      <style:text-properties style:font-name="Times New Roman" fo:font-weight="normal" officeooo:rsid="0002fea5" style:font-weight-asian="normal" style:font-name-complex="Times New Roman1" style:font-weight-complex="normal"/>
    </style:style>
    <style:style style:name="T5" style:family="text">
      <style:text-properties style:font-name="Times New Roman" fo:font-weight="normal" officeooo:rsid="0004974a" style:font-weight-asian="normal" style:font-name-complex="Times New Roman1" style:font-weight-complex="normal"/>
    </style:style>
    <style:style style:name="T6" style:family="text">
      <style:text-properties style:font-name="Times New Roman" fo:font-weight="normal" officeooo:rsid="000fcec4" style:font-weight-asian="normal" style:font-name-complex="Times New Roman1" style:font-weight-complex="normal"/>
    </style:style>
    <style:style style:name="T7" style:family="text">
      <style:text-properties style:font-name="Times New Roman" fo:font-weight="normal" officeooo:rsid="0010c31b" style:font-weight-asian="normal" style:font-name-complex="Times New Roman1" style:font-weight-complex="normal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officeooo:rsid="0004974a" style:font-name-complex="Times New Roman1"/>
    </style:style>
    <style:style style:name="T10" style:family="text">
      <style:text-properties style:font-name="Times New Roman"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1" style:family="text">
      <style:text-properties style:font-name="Times New Roman" fo:font-size="14pt" fo:font-style="normal" fo:font-weight="normal" officeooo:rsid="0009c2d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2" style:family="text">
      <style:text-properties style:font-name="Times New Roman" fo:font-size="14pt" fo:font-style="normal" fo:font-weight="normal" officeooo:rsid="000a8e6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3" style:family="text">
      <style:text-properties style:font-name="Times New Roman" fo:font-size="14pt" fo:font-style="normal" fo:font-weight="normal" officeooo:rsid="000c78a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4" style:family="text">
      <style:text-properties style:font-name="Times New Roman" fo:font-size="14pt" fo:font-style="normal" fo:font-weight="normal" officeooo:rsid="000cfe49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5" style:family="text">
      <style:text-properties style:font-name="Times New Roman" fo:font-size="14pt" fo:font-style="normal" fo:font-weight="normal" officeooo:rsid="000e1fb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style:font-name="Times New Roman" fo:font-size="14pt" fo:font-style="normal" fo:font-weight="normal" officeooo:rsid="0009c0fa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7" style:family="text">
      <style:text-properties style:font-name="Times New Roman" fo:font-size="14pt" fo:font-style="normal" fo:font-weight="normal" officeooo:rsid="0007f7c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8" style:family="text">
      <style:text-properties style:font-name="Times New Roman" fo:font-size="14pt" fo:font-style="normal" fo:font-weight="normal" officeooo:rsid="000e5abe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9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fo:font-weight="normal" officeooo:rsid="0007f7c3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font-weight="normal" officeooo:rsid="000e1fb1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14pt" fo:font-weight="normal" officeooo:rsid="000e5abe" style:font-size-asian="14pt" style:font-weight-asian="normal" style:font-name-complex="Times New Roman1" style:font-size-complex="14pt" style:font-weight-complex="normal"/>
    </style:style>
    <style:style style:name="T23" style:family="text">
      <style:text-properties style:font-name="Times New Roman" fo:font-size="14pt" fo:font-weight="normal" officeooo:rsid="000ed2d1" style:font-size-asian="14pt" style:font-weight-asian="normal" style:font-name-complex="Times New Roman1" style:font-size-complex="14pt" style:font-weight-complex="normal"/>
    </style:style>
    <style:style style:name="T24" style:family="text">
      <style:text-properties style:font-name="Times New Roman" fo:font-size="14pt" fo:font-weight="normal" officeooo:rsid="000fcec4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6" style:family="text">
      <style:text-properties style:font-name="Times New Roman" fo:font-size="14pt" fo:font-weight="bold" officeooo:rsid="000ed2d1" style:font-size-asian="14pt" style:font-weight-asian="bold" style:font-name-complex="Times New Roman1" style:font-size-complex="14pt" style:font-weight-complex="bold"/>
    </style:style>
    <style:style style:name="T27" style:family="text">
      <style:text-properties style:font-name="Times New Roman" fo:font-style="normal" officeooo:rsid="0009c0fa" style:font-style-asian="normal" style:font-name-complex="Times New Roman1" style:font-style-complex="normal"/>
    </style:style>
    <style:style style:name="T28" style:family="text">
      <style:text-properties style:font-name="Times New Roman" fo:font-style="normal" officeooo:rsid="000e1fb1" style:font-style-asian="normal" style:font-name-complex="Times New Roman1" style:font-style-complex="normal"/>
    </style:style>
    <style:style style:name="T29" style:family="text">
      <style:text-properties style:font-name="Times New Roman" fo:font-style="normal" officeooo:rsid="000e5abe" style:font-style-asian="normal" style:font-name-complex="Times New Roman1" style:font-style-complex="normal"/>
    </style:style>
    <style:style style:name="T30" style:family="text">
      <style:text-properties fo:font-weight="bold" style:font-weight-asian="bold" style:font-name-complex="Times New Roman1" style:font-weight-complex="bold"/>
    </style:style>
    <style:style style:name="T31" style:family="text">
      <style:text-properties fo:font-weight="bold" officeooo:rsid="0002b904" style:font-weight-asian="bold" style:font-name-complex="Times New Roman1" style:font-weight-complex="bold"/>
    </style:style>
    <style:style style:name="T32" style:family="text">
      <style:text-properties fo:font-weight="normal" style:font-weight-asian="normal" style:font-name-complex="Times New Roman1" style:font-weight-complex="normal"/>
    </style:style>
    <style:style style:name="T33" style:family="text">
      <style:text-properties fo:font-weight="normal" officeooo:rsid="0002fea5" style:font-weight-asian="normal" style:font-name-complex="Times New Roman1" style:font-weight-complex="normal"/>
    </style:style>
    <style:style style:name="T34" style:family="text">
      <style:text-properties fo:font-weight="normal" officeooo:rsid="000fcec4" style:font-weight-asian="normal" style:font-name-complex="Times New Roman1" style:font-weight-complex="normal"/>
    </style:style>
    <style:style style:name="T35" style:family="text">
      <style:text-properties fo:font-weight="normal" officeooo:rsid="0004974a" style:font-weight-asian="normal" style:font-name-complex="Times New Roman1" style:font-weight-complex="normal"/>
    </style:style>
    <style:style style:name="T36" style:family="text">
      <style:text-properties fo:font-weight="normal" officeooo:rsid="0010c31b" style:font-weight-asian="normal" style:font-name-complex="Times New Roman1" style:font-weight-complex="normal"/>
    </style:style>
    <style:style style:name="T37" style:family="text">
      <style:text-properties fo:font-weight="normal" officeooo:rsid="0007f7c3" style:font-weight-asian="normal" style:font-name-complex="Times New Roman1" style:font-weight-complex="normal"/>
    </style:style>
    <style:style style:name="T38" style:family="text">
      <style:text-properties fo:font-weight="normal" officeooo:rsid="000e1fb1" style:font-weight-asian="normal" style:font-name-complex="Times New Roman1" style:font-weight-complex="normal"/>
    </style:style>
    <style:style style:name="T39" style:family="text">
      <style:text-properties fo:font-weight="normal" officeooo:rsid="000e5abe" style:font-weight-asian="normal" style:font-name-complex="Times New Roman1" style:font-weight-complex="normal"/>
    </style:style>
    <style:style style:name="T40" style:family="text">
      <style:text-properties fo:font-weight="normal" officeooo:rsid="000ed2d1" style:font-weight-asian="normal" style:font-name-complex="Times New Roman1" style:font-weight-complex="normal"/>
    </style:style>
    <style:style style:name="T41" style:family="text">
      <style:text-properties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2" style:family="text">
      <style:text-properties fo:font-size="14pt" fo:font-style="normal" fo:font-weight="normal" officeooo:rsid="0007f7c3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3" style:family="text">
      <style:text-properties fo:font-size="14pt" fo:font-style="normal" fo:font-weight="normal" officeooo:rsid="000e5abe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4" style:family="text">
      <style:text-properties fo:font-size="14pt" fo:font-style="normal" fo:font-weight="normal" officeooo:rsid="000e1fb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5" style:family="text">
      <style:text-properties fo:font-size="14pt" fo:font-style="normal" fo:font-weight="normal" officeooo:rsid="0009c0fa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6" style:family="text">
      <style:text-properties fo:font-size="14pt" fo:font-style="normal" fo:font-weight="normal" officeooo:rsid="0009c2d4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7" style:family="text">
      <style:text-properties fo:font-size="14pt" fo:font-style="normal" fo:font-weight="normal" officeooo:rsid="000c78a2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8" style:family="text">
      <style:text-properties fo:font-size="14pt" fo:font-style="normal" fo:font-weight="normal" officeooo:rsid="000a8e66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9" style:family="text">
      <style:text-properties fo:font-size="14pt" fo:font-style="normal" fo:font-weight="normal" officeooo:rsid="000cfe49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50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51" style:family="text">
      <style:text-properties fo:font-size="14pt" fo:font-weight="normal" officeooo:rsid="0007f7c3" style:font-size-asian="14pt" style:font-weight-asian="normal" style:font-name-complex="Times New Roman1" style:font-size-complex="14pt" style:font-weight-complex="normal"/>
    </style:style>
    <style:style style:name="T52" style:family="text">
      <style:text-properties fo:font-size="14pt" fo:font-weight="normal" officeooo:rsid="000e1fb1" style:font-size-asian="14pt" style:font-weight-asian="normal" style:font-name-complex="Times New Roman1" style:font-size-complex="14pt" style:font-weight-complex="normal"/>
    </style:style>
    <style:style style:name="T53" style:family="text">
      <style:text-properties fo:font-size="14pt" fo:font-weight="normal" officeooo:rsid="000e5abe" style:font-size-asian="14pt" style:font-weight-asian="normal" style:font-name-complex="Times New Roman1" style:font-size-complex="14pt" style:font-weight-complex="normal"/>
    </style:style>
    <style:style style:name="T54" style:family="text">
      <style:text-properties fo:font-size="14pt" fo:font-weight="normal" officeooo:rsid="000ed2d1" style:font-size-asian="14pt" style:font-weight-asian="normal" style:font-name-complex="Times New Roman1" style:font-size-complex="14pt" style:font-weight-complex="normal"/>
    </style:style>
    <style:style style:name="T55" style:family="text">
      <style:text-properties fo:font-size="14pt" fo:font-weight="normal" officeooo:rsid="000fcec4" style:font-size-asian="14pt" style:font-weight-asian="normal" style:font-name-complex="Times New Roman1" style:font-size-complex="14pt" style:font-weight-complex="normal"/>
    </style:style>
    <style:style style:name="T56" style:family="text">
      <style:text-properties fo:font-style="normal" officeooo:rsid="0009c0fa" style:font-style-asian="normal" style:font-name-complex="Times New Roman1" style:font-style-complex="normal"/>
    </style:style>
    <style:style style:name="T57" style:family="text">
      <style:text-properties fo:font-style="normal" officeooo:rsid="000e5abe" style:font-style-asian="normal" style:font-name-complex="Times New Roman1" style:font-style-complex="normal"/>
    </style:style>
    <style:style style:name="T58" style:family="text">
      <style:text-properties fo:font-style="normal" officeooo:rsid="000e1fb1" style:font-style-asian="normal" style:font-name-complex="Times New Roman1" style:font-style-complex="normal"/>
    </style:style>
    <style:style style:name="T59" style:family="text">
      <style:text-properties fo:font-style="normal" officeooo:rsid="0013f980" style:font-style-asian="normal" style:font-name-complex="Times New Roman1" style:font-style-complex="normal"/>
    </style:style>
    <style:style style:name="T60" style:family="text">
      <style:text-properties fo:font-style="normal" fo:font-weight="normal" style:font-style-asian="normal" style:font-weight-asian="normal" style:font-name-complex="Times New Roman1" style:font-style-complex="normal" style:font-weight-complex="normal"/>
    </style:style>
    <style:style style:name="T61" style:family="text">
      <style:text-properties fo:font-style="normal" fo:font-weight="normal" officeooo:rsid="0007f7c3" style:font-style-asian="normal" style:font-weight-asian="normal" style:font-name-complex="Times New Roman1" style:font-style-complex="normal" style:font-weight-complex="normal"/>
    </style:style>
    <style:style style:name="T62" style:family="text">
      <style:text-properties fo:font-style="normal" fo:font-weight="normal" officeooo:rsid="000e5abe" style:font-style-asian="normal" style:font-weight-asian="normal" style:font-name-complex="Times New Roman1" style:font-style-complex="normal" style:font-weight-complex="normal"/>
    </style:style>
    <style:style style:name="T63" style:family="text">
      <style:text-properties fo:font-style="normal" fo:font-weight="normal" officeooo:rsid="000e1fb1" style:font-style-asian="normal" style:font-weight-asian="normal" style:font-name-complex="Times New Roman1" style:font-style-complex="normal" style:font-weight-complex="normal"/>
    </style:style>
    <style:style style:name="T64" style:family="text">
      <style:text-properties fo:font-style="normal" fo:font-weight="normal" officeooo:rsid="0009c0fa" style:font-style-asian="normal" style:font-weight-asian="normal" style:font-name-complex="Times New Roman1" style:font-style-complex="normal" style:font-weight-complex="normal"/>
    </style:style>
    <style:style style:name="T65" style:family="text">
      <style:text-properties fo:font-style="normal" fo:font-weight="normal" officeooo:rsid="0009c2d4" style:font-style-asian="normal" style:font-weight-asian="normal" style:font-name-complex="Times New Roman1" style:font-style-complex="normal" style:font-weight-complex="normal"/>
    </style:style>
    <style:style style:name="T66" style:family="text">
      <style:text-properties fo:font-style="normal" fo:font-weight="normal" officeooo:rsid="000c78a2" style:font-style-asian="normal" style:font-weight-asian="normal" style:font-name-complex="Times New Roman1" style:font-style-complex="normal" style:font-weight-complex="normal"/>
    </style:style>
    <style:style style:name="T67" style:family="text">
      <style:text-properties fo:font-style="normal" fo:font-weight="normal" officeooo:rsid="000a8e66" style:font-style-asian="normal" style:font-weight-asian="normal" style:font-name-complex="Times New Roman1" style:font-style-complex="normal" style:font-weight-complex="normal"/>
    </style:style>
    <style:style style:name="T68" style:family="text">
      <style:text-properties fo:font-style="normal" fo:font-weight="normal" officeooo:rsid="000cfe49" style:font-style-asian="normal" style:font-weight-asian="normal" style:font-name-complex="Times New Roman1" style:font-style-complex="normal" style:font-weight-complex="normal"/>
    </style:style>
    <style:style style:name="T69" style:family="text">
      <style:text-properties fo:font-style="normal" fo:font-weight="normal" officeooo:rsid="00121cca" style:font-style-asian="normal" style:font-weight-asian="normal" style:font-name-complex="Times New Roman1" style:font-style-complex="normal" style:font-weight-complex="normal"/>
    </style:style>
    <style:style style:name="T70" style:family="text">
      <style:text-properties style:font-name-complex="Times New Roman1"/>
    </style:style>
    <style:style style:name="T71" style:family="text">
      <style:text-properties officeooo:rsid="0004974a" style:font-name-complex="Times New Roman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1">A</text:span><text:span text:style-name="T30">LUNO: </text:span><text:span text:style-name="T32">PAULO EDUARDO RODRIGUES WERLE</text:span></text:p>
      <text:p text:style-name="P1"><text:span text:style-name="T31"/></text:p>
      <text:p text:style-name="P1"><text:span text:style-name="T31">Q</text:span><text:span text:style-name="T30">uestão 1 (3,5 pontos): Quais as principais contribuições da pesquisa </text:span><text:span text:style-name="T31">do</text:span><text:span text:style-name="T30"> professor Paulo, que resultou na sua tese de doutorado publicada em forma de livro, para os estudos históricos sobre o Movimento do Contestado, apontadas pelo próprio autor? </text:span></text:p>
      <text:p text:style-name="P7">Liste e fale rapidamente sobre pelo menos 2 aspectos. </text:p>
      <text:p text:style-name="P2"><text:span text:style-name="T37"><text:tab/></text:span><text:span text:style-name="T38">A tese de Paulo Pinheiro Machado teve </text:span><text:span text:style-name="T37">foco em </text:span><text:span text:style-name="T38">apresentar </text:span><text:span text:style-name="T37">a historia social do contestado, a </text:span><text:span text:style-name="T38">rebelião</text:span><text:span text:style-name="T37"> camponesa, </text:span><text:span text:style-name="T38">a </text:span><text:span text:style-name="T37">mobilidade dos camponeses </text:span><text:span text:style-name="T38">e </text:span><text:span text:style-name="T39">o </text:span><text:span text:style-name="T37">movimento dessas comunidades no </text:span><text:span text:style-name="T39">conflito do</text:span><text:span text:style-name="T37"> </text:span><text:span text:style-name="T38">C</text:span><text:span text:style-name="T37">ontestado. </text:span><text:span text:style-name="T38">Por esse motivo, o professor t</text:span><text:span text:style-name="T61">eve contato com algumas pessoas <text:s/></text:span><text:span text:style-name="T69">que </text:span><text:span text:style-name="T62">vivenciaram a </text:span><text:span text:style-name="T61">guerra, </text:span><text:span text:style-name="T63">mas q</text:span><text:span text:style-name="T61">ue na época </text:span><text:span text:style-name="T63">ainda </text:span><text:span text:style-name="T61">eram crianças, </text:span><text:span text:style-name="T63">porém consideradas </text:span><text:span text:style-name="T61">uma fonte </text:span><text:span text:style-name="T63">disponível</text:span><text:span text:style-name="T61"> e importante </text:span><text:span text:style-name="T62">para a pesquisa</text:span><text:span text:style-name="T61">. </text:span></text:p>
      <text:p text:style-name="P2"><text:span text:style-name="T61"><text:tab/></text:span><text:span text:style-name="T63">Além disso, também t</text:span><text:span text:style-name="T61">eve acesso a uma grande quantidade de fontes como </text:span><text:span text:style-name="T63">algumas</text:span><text:span text:style-name="T61"> do poder </text:span><text:span text:style-name="T64">judiciário</text:span><text:span text:style-name="T61"> e ao arquivo </text:span><text:span text:style-name="T64">histórico</text:span><text:span text:style-name="T61"> do exercito, </text:span><text:span text:style-name="T62">que</text:span><text:span text:style-name="T63"> </text:span><text:span text:style-name="T61">100 anos depois, em </text:span><text:span text:style-name="T63">19</text:span><text:span text:style-name="T61">96, </text:span><text:span text:style-name="T62">teve acesso liberado à</text:span><text:span text:style-name="T63"> alguns arquivos, </text:span><text:span text:style-name="T62">que além de documentações apresentavam materiais dos sertanejos </text:span><text:span text:style-name="T64">capturados pelos militares, como rezas e bilhetes. </text:span></text:p>
      <text:p text:style-name="P11"><text:span text:style-name="T56"><text:tab/>A partir disso, </text:span><text:span text:style-name="T57">o professor </text:span><text:span text:style-name="T59">conseguiu</text:span><text:span text:style-name="T57"> </text:span><text:span text:style-name="T58">analisar melhor </text:span><text:span text:style-name="T57">a situação do Contestado, percebendo </text:span><text:span text:style-name="T56">uma relação muito forte do movimento sertanejo e da guerra federalista, </text:span><text:span text:style-name="T58">além do </text:span><text:span text:style-name="T56">problema agrário </text:span><text:span text:style-name="T58">que já estava aparecendo n</text:span><text:span text:style-name="T56">o contestado, </text:span><text:span text:style-name="T58">a</text:span><text:span text:style-name="T56"> apropriação das terras, </text:span><text:span text:style-name="T58">e consequentemente a i</text:span><text:span text:style-name="T56">ntersecção entre conflitos agrários e conflitos de limites, </text:span><text:span text:style-name="T58">c</text:span><text:span text:style-name="T56">om partes do contestado sendo registrados no Paraná. </text:span></text:p>
      <text:p text:style-name="P7"/>
      <text:p text:style-name="P7"/>
      <text:p text:style-name="P7">Questão 2 (3,5 pontos): A Guerra do Contestado, na concepção de Paulo, pode ser considerada <text:s/>um movimento que resultou no extermínio étnico ou genocídio das populações envolvidas? </text:p>
      <text:p text:style-name="P9"><text:span text:style-name="T70">Fale sobre a concepção do historiador a esse respeito.</text:span></text:p>
      <text:p text:style-name="P2"><text:span text:style-name="T65"><text:tab/></text:span><text:span text:style-name="T66">Segundo o professor Paulo Pinheiro Machado, o</text:span><text:span text:style-name="T65"> que aconteceu no </text:span><text:span text:style-name="T66">C</text:span><text:span text:style-name="T65">ontestado não </text:span><text:span text:style-name="T66">foi</text:span><text:span text:style-name="T65"> uma exceção do que aconteceu em muitos lugares do </text:span><text:span text:style-name="T66">Br</text:span><text:span text:style-name="T65">asil e da </text:span><text:span text:style-name="T67">América</text:span><text:span text:style-name="T65"> </text:span><text:span text:style-name="T67">L</text:span><text:span text:style-name="T65">atina. Como por exemplo, o processo de modernização do </text:span><text:span text:style-name="T67">Uruguai</text:span><text:span text:style-name="T65"> e </text:span><text:span text:style-name="T66">A</text:span><text:span text:style-name="T65">rgentina </text:span><text:span text:style-name="T66">que foi </text:span><text:span text:style-name="T65">fortemente baseado em projetos de modernização com imigrantes europeus </text:span><text:span text:style-name="T68">e</text:span><text:span text:style-name="T65"> </text:span><text:span text:style-name="T66">a </text:span><text:span text:style-name="T65">aberturas de ferrovias. </text:span><text:span text:style-name="T68">Ou também </text:span><text:span text:style-name="T66">citad</text:span><text:span text:style-name="T68">a, </text:span><text:span text:style-name="T66">a política de </text:span><text:span text:style-name="T67">Porfírio</text:span><text:span text:style-name="T65"> </text:span><text:span text:style-name="T67">D</text:span><text:span text:style-name="T65">iaz no </text:span><text:span text:style-name="T67">México,</text:span><text:span text:style-name="T68"> </text:span><text:span text:style-name="T63">que visava um processo de modernização baseado em violência. </text:span></text:p>
      <text:p text:style-name="P2"><text:span text:style-name="T63"><text:tab/>Portando, dessa mesma maneira, </text:span><text:span text:style-name="T66">a</text:span><text:span text:style-name="T65"> guerra </text:span><text:span text:style-name="T66">do Contestado</text:span><text:span text:style-name="T65"> abriu caminho para a erradicação de muitos </text:span><text:span text:style-name="T67">territórios</text:span><text:span text:style-name="T65"> e habitantes nacionais, tanto </text:span><text:span text:style-name="T67">indígenas</text:span><text:span text:style-name="T65"> como caboclos. </text:span><text:span text:style-name="T66">E c</text:span><text:span text:style-name="T67">omo foi uma experiencia de ruptura radical</text:span><text:span text:style-name="T66"> </text:span><text:span text:style-name="T67">com a sociedade, ela foi muito violenta. </text:span><text:span text:style-name="T66">Os</text:span><text:span text:style-name="T67"> sertanejos romperam com o mundo </text:span><text:soft-page-break/><text:span text:style-name="T67">oficial do coronelismo </text:span><text:span text:style-name="T66">e não somente reagindo ao </text:span><text:span text:style-name="T67">impacto da modernização </text:span><text:span text:style-name="T66">na região, </text:span><text:span text:style-name="T67">eles inventaram algo novo, </text:span><text:span text:style-name="T68">como </text:span><text:span text:style-name="T67">a </text:span><text:span text:style-name="T66">C</text:span><text:span text:style-name="T67">idade </text:span><text:span text:style-name="T66">S</text:span><text:span text:style-name="T67">anta. </text:span></text:p>
      <text:p text:style-name="P2"><text:span text:style-name="T67"><text:tab/></text:span><text:span text:style-name="T66">E</text:span><text:span text:style-name="T65">ntão sim, </text:span><text:span text:style-name="T66">para o professor Machado o conflito no Contestado </text:span><text:span text:style-name="T65">tem um aspecto que </text:span><text:span text:style-name="T66">pode </text:span><text:span text:style-name="T65">ser chamado de </text:span><text:span text:style-name="T67">genocídio</text:span><text:span text:style-name="T65">, </text:span><text:span text:style-name="T66">cabendo perfeitamente na </text:span><text:span text:style-name="T63">ampla </text:span><text:span text:style-name="T65">definição que a ONU </text:span><text:span text:style-name="T66">apresenta de </text:span><text:span text:style-name="T67">genocídio</text:span><text:span text:style-name="T65">. </text:span></text:p>
      <text:p text:style-name="P8"><text:span text:style-name="T60"/></text:p>
      <text:p text:style-name="P7"/>
      <text:p text:style-name="P7">Questão 3 (3,0 pontos): A relação entre o conflito do Contestado e as tradições de devoção ao monge João Maria, é algo produzido pelos pesquisadores do tema ou é inerente a cultura cabocla? </text:p>
      <text:p text:style-name="P7">Comente sobre como o professor Paulo Pinheiro Machado se posiciona diante dessa questão. </text:p>
      <text:p text:style-name="P3"><text:span text:style-name="T32"><text:tab/></text:span><text:span text:style-name="T40">Para o professor Paulo, essa relação faz parte das duas coisas, tanto uma </text:span><text:span text:style-name="T34">produção</text:span><text:span text:style-name="T40"> dos pesquisadores do tema, quanto algo inerente a cultura </text:span><text:span text:style-name="T34">cabocla.</text:span><text:span text:style-name="T40"> Isso porque <text:s/>a tradição de João Maria é muito mais ampla que o movimento do Contestado, pegando inúmeros territórios de antes, durante e depois da guerra. Sendo assim, não apenas os sertanejos dentro das cidades santas eram devotos de João Maria, mas também alguns fazendeiros, proprietários, políticos, militares e outros. </text:span></text:p>
      <text:p text:style-name="P4"><text:span text:style-name="T33"><text:tab/></text:span><text:span text:style-name="T34">Além disso, é comentado pelo professor sobre </text:span><text:span text:style-name="T33">uma </text:span><text:span text:style-name="T35">expedição que visava pesquisar a respeito do êxodo rural e a crise em Lages nos anos 90. </text:span><text:span text:style-name="T36">Lá, </text:span><text:span text:style-name="T33">a</text:span><text:span text:style-name="T35">s</text:span><text:span text:style-name="T33"> comunidades caboclas </text:span><text:span text:style-name="T35">da região, tanto urbanas quanto rurais, os recebiam em suas casas de forma acolhedora </text:span><text:span text:style-name="T36">e </text:span><text:span text:style-name="T35">demonstravam grande </text:span><text:span text:style-name="T33">devoção ao monge João Maria, </text:span><text:span text:style-name="T35">devido às imagens desse monge em várias dessas residencias. Entretanto, mesmo que a região oeste de Lages tenha sido àquela </text:span><text:span text:style-name="T36">mais </text:span><text:span text:style-name="T35">envolvida no conflito do Contestado, a região central, visitada pelo professor, também seria uma região de grande devoção ao monge João Mari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1:57:17.231328273</meta:creation-date>
    <dc:date>2021-01-06T12:35:17.490507713</dc:date>
    <meta:editing-duration>PT3H10M38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2" meta:paragraph-count="15" meta:word-count="638" meta:character-count="4069" meta:non-whitespace-character-count="3423"/>
  </office:meta>
</office:document-meta>
</file>